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 a student in a WCC CIS or CS class you are entitled to a free subscription to VMWare and Microsoft accounts which will allow you to download VMWare Workstation and numerous Microsoft products, including various Operating Systems, which will allow you to build your own Virtual Machines on your personal computer.</text:p>
      <text:p text:style-name="Standard">You should have received two emails upon the creation of these accounts but even if you didn't then these instructions should help you gain access to the accounts.</text:p>
      <text:p text:style-name="Standard"/>
      <text:p text:style-name="Standard">First let's get to work on the <text:span text:style-name="T1">Microsoft</text:span> account.</text:p>
      <text:p text:style-name="Standard">Paste the following URL into your web browser to take you the "e5OnTheHub" site to register your Microsoft<text:bookmark text:name="_GoBack"/> account:</text:p>
      <text:p text:style-name="Standard"><text:a xlink:type="simple" xlink:href="https://e5.onthehub.com/WebStore/ProductsByMajorVersionList.aspx?cmi_cs=1&amp;cmi_mnuMain=bdba23cf-e05e-e011-971f-0030487d8897&amp;ws=f3439363-d29b-e011-969d-0030487d8897&amp;vsro=8" text:style-name="Internet_20_link" text:visited-style-name="Visited_20_Internet_20_Link">https://e5.onthehub.com/WebStore/ProductsByMajorVersionList.aspx?cmi_cs=1&amp;cmi_mnuMain=bdba23cf-e05e-e011-971f-0030487d8897&amp;ws=f3439363-d29b-e011-969d-0030487d8897&amp;vsro=8</text:a></text:p>
      <text:p text:style-name="Standard">When you get to the site click "register" in the upper right hand corner of the page. Use your student.whatcom.edu email address as your username and follow the prompts to register your account.</text:p>
      <text:p text:style-name="Standard"/>
      <text:p text:style-name="Standard">Now you need to get to the site that has all the products, which is "Microsoft Azure Dev Tools for Teaching" The site where you can download free Microsoft Products is hard to find.</text:p>
      <text:p text:style-name="Standard">Copy and paste the web url below into your browser to go to the Microsoft Azure Login page.</text:p>
      <text:p text:style-name="Standard">Use your Student.whatcom.edu email address as your username and follow the prompts to create an account.</text:p>
      <text:p text:style-name="Standard"><text:a xlink:type="simple" xlink:href="https://portal.azure.com/?Microsoft_Azure_Education_correlationId" text:style-name="Internet_20_link" text:visited-style-name="Visited_20_Internet_20_Link">https://portal.azure.com/?Microsoft_Azure_Education_correlationId</text:a></text:p>
      <text:p text:style-name="Standard">After logging in click "All Services" in the left hand pane.</text:p>
      <text:p text:style-name="Standard">Once at the "All Services" page search "education"</text:p>
      <text:p text:style-name="Standard">On the "Education - Quick Start" page click "software" in the second pane from the left.</text:p>
      <text:p text:style-name="Standard"/>
      <text:p text:style-name="Standard">This will take you to the "Education Software" page which will list all of the free software and Operating Systems. Click on the item tha you want and a pane will open on the right with opportunities to view the product key and download the software.</text:p>
      <text:p text:style-name="Standard"/>
      <text:p text:style-name="Standard">Now for <text:span text:style-name="T1">VMWare</text:span>:</text:p>
      <text:p text:style-name="Standard">Copy and paste the following URL into a web browser to access your VMWare account.</text:p>
      <text:p text:style-name="Standard"><text:a xlink:type="simple" xlink:href="https://e5.onthehub.com/WebStore/ProductsByMajorVersionList.aspx?cmi_cs=1&amp;cmi_mnuMain=16a020b5-ed3c-df11-b4ab-0030487d8897&amp;ws=f3884375-a432-de11-9d57-0030485a8df0&amp;vsro=8" text:style-name="Internet_20_link" text:visited-style-name="Visited_20_Internet_20_Link">https://e5.onthehub.com/WebStore/ProductsByMajorVersionList.aspx?cmi_cs=1&amp;cmi_mnuMain=16a020b5-ed3c-df11-b4ab-0030487d8897&amp;ws=f3884375-a432-de11-9d57-0030485a8df0&amp;vsro=8</text:a></text:p>
      <text:p text:style-name="Standard">If you haven't already registered your account then when you get to the site click "register" in the upper right hand corner of the page. Use your student.whatcom.edu email address as your username and follow the prompts to register your account.</text:p>
      <text:p text:style-name="Standard">This is the site download VMWare Workstation, and other VMWare products for free.</text:p>
      <text:p text:style-name="Standard"><text:soft-page-break/></text:p>
      <text:p text:style-name="Standard">Save a shortcut to these sites so that in future quarters, once the accounts have been reactivated after the 10th day of the next quarter, if you take CIS or CS class, you can go back to the site using your original credenti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ry O'Dell</meta:initial-creator>
    <dc:creator>Gary O'Dell</dc:creator>
    <meta:editing-cycles>2</meta:editing-cycles>
    <meta:creation-date>2019-06-26T16:03:00</meta:creation-date>
    <dc:date>2019-06-26T16:11:00</dc:date>
    <meta:editing-duration>PT6S</meta:editing-duration>
    <meta:generator>OpenOffice/4.1.1$Win32 OpenOffice.org_project/411m6$Build-9775</meta:generator>
    <meta:document-statistic meta:table-count="0" meta:image-count="0" meta:object-count="0" meta:page-count="2" meta:paragraph-count="20" meta:word-count="408" meta:character-count="2715"/>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